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C0000009F3387EF0D89AD6BF5.jpg" manifest:media-type="image/jpeg"/>
  <manifest:file-entry manifest:full-path="Pictures/10000000000000EE000000A04D6CCD600D1B8C9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92cm" svg:height="4.25cm" svg:x="1cm" svg:y="1cm">
          <draw:image xlink:href="Pictures/10000000000000EE000000A04D6CCD600D1B8C97.jpg" xlink:type="simple" xlink:show="embed" xlink:actuate="onLoad">
            <text:p/>
          </draw:image>
        </draw:frame>
        <draw:frame draw:style-name="gr2" draw:text-style-name="P2" draw:layer="layout" svg:width="1.903cm" svg:height="0.645cm" svg:x="3cm" svg:y="5.355cm">
          <draw:text-box>
            <text:p><text:span text:style-name="T1">Originale</text:span></text:p>
          </draw:text-box>
        </draw:frame>
        <draw:frame draw:style-name="gr3" draw:text-style-name="P2" draw:layer="layout" svg:width="3.846cm" svg:height="0.645cm" svg:x="9.654cm" svg:y="5.355cm">
          <draw:text-box>
            <text:p><text:span text:style-name="T2">low</text:span><text:span text:style-name="T3"> = 100, </text:span><text:span text:style-name="T2">high</text:span><text:span text:style-name="T3"> = 255</text:span></text:p>
          </draw:text-box>
        </draw:frame>
        <draw:frame draw:style-name="gr1" draw:text-style-name="P1" draw:layer="layout" svg:width="6.242cm" svg:height="4.217cm" svg:x="8.25cm" svg:y="1cm">
          <draw:image xlink:href="Pictures/10000000000000EC0000009F3387EF0D89AD6BF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2-09T13:06:35.673955651</dc:date>
    <dc:creator>Moreno Marzolla</dc:creator>
    <meta:editing-duration>PT2S</meta:editing-duration>
    <meta:editing-cycles>1</meta:editing-cycles>
    <meta:document-statistic meta:object-count="4"/>
    <meta:generator>LibreOffice/6.0.7.3$Linux_X86_64 LibreOffice_project/00m0$Build-3</meta:generator>
  </office:meta>
</office:document-meta>
</file>